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Übungsblatt 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Product Backlo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oduct Backlo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orisierun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iorisierun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ck-Ups bilden</text:p>
          </table:table-cell>
          <table:table-cell office:value-type="string" calcext:value-type="string">
            <text:p>Döne, Renata, Cansu, David</text:p>
          </table:table-cell>
          <table:table-cell/>
        </table:table-row>
        <table:table-row table:style-name="ro1">
          <table:table-cell office:value-type="string" calcext:value-type="string">
            <text:p>Entwicklung von Personas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keholder-Tabelle &amp; Stakeholder-Portfolio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ssar</text:p>
          </table:table-cell>
          <table:table-cell office:value-type="string" calcext:value-type="string">
            <text:p>Eda, Haj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kontext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am Logo</text:p>
          </table:table-cell>
          <table:table-cell office:value-type="string" calcext:value-type="string">
            <text:p>Döne, Renata, Cansu, 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fgabenblatt 1 Nr 3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Übungsblatt 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ertig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12:27:10.8356428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2T12:35:46.953209063</dc:date>
    <meta:editing-duration>PT4H40M55S</meta:editing-duration>
    <meta:editing-cycles>25</meta:editing-cycles>
    <meta:document-statistic meta:table-count="1" meta:cell-count="38" meta:object-count="0"/>
  </office:meta>
</office:document-meta>
</file>